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eBorderResolver.end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parateBorderResolver.startPart(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parateBorderResolver.end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parateBorderResolver.endRow( List row , TableCell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